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ook_id</text:p>
          </table:table-cell>
          <table:table-cell office:value-type="string" table:style-name="ce1">
            <text:p>url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ttps://www.goodreads.com/book/show/671859.The_Jump_Off_Creek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ttps://www.goodreads.com/book/show/88335.The_Golden_Spruce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ttps://www.goodreads.com/book/show/529626.Sometimes_a_Great_Notion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https://www.goodreads.com/book/show/3367956-hotel-on-the-corner-of-bitter-and-sweet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ttps://www.goodreads.com/book/show/165475.Night_Dogs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ttps://www.goodreads.com/book/show/152109.The_Good_Rai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ttps://www.goodreads.com/book/show/11741.Housekeeping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ttps://www.goodreads.com/book/show/13526165-where-d-you-go-bernadette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https://www.goodreads.com/book/show/7865197-west-of-here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ttps://www.goodreads.com/book/show/16158542-the-boys-in-the-boat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https://www.goodreads.com/book/show/52873.The_Lone_Ranger_and_Tonto_Fistfight_in_Heaven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https://www.goodreads.com/book/show/9566.Still_Life_with_Woodpecker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ttps://www.goodreads.com/book/show/8645.Stanley_Park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https://www.goodreads.com/book/show/25604513-your-heart-is-a-muscle-the-size-of-a-fist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https://www.goodreads.com/book/show/20893623-of-orcas-and-men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https://www.goodreads.com/book/show/1052571.Honey_in_the_Horn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https://www.goodreads.com/book/show/11713822-atomic-frontier-days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https://www.goodreads.com/book/show/50358038-the-cold-million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https://www.goodreads.com/book/show/18085481-astoria</text:p>
          </table:table-cell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Sarah Standish</meta:initial-creator>
    <dc:creator>Sarah Standish</dc:creator>
    <meta:creation-date>2021-03-16T18:07:28Z</meta:creation-date>
    <dc:date>2021-03-16T18:08:03Z</dc:date>
  </office:meta>
</office:document-meta>
</file>